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00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office:value-type="string">
            <text:p>*</text:p>
          </table:table-cell>
          <table:table-cell table:style-name="ce5" table:number-columns-repeated="13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66">
            <text:p>0.66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66">
            <text:p>0.66</text:p>
          </table:table-cell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75">
            <text:p>0.75</text:p>
          </table:table-cell>
          <table:table-cell table:style-name="ce19" office:value-type="float" office:value="0.75">
            <text:p>0.75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75">
            <text:p>0.75</text:p>
          </table:table-cell>
          <table:table-cell table:style-name="ce22"/>
          <table:table-cell table:style-name="ce25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9" office:value-type="string">
            <text:p>[1, 4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i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12/20/2017</text:date>, <text:time>23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20T23:53:00.08</dc:date>
    <dc:creator>Seab Dinch</dc:creator>
    <meta:editing-duration>PT6H7M33S</meta:editing-duration>
    <meta:editing-cycles>75</meta:editing-cycles>
    <meta:generator>OpenOffice/4.1.2$Win32 OpenOffice.org_project/412m3$Build-9782</meta:generator>
    <meta:document-statistic meta:table-count="3" meta:cell-count="843" meta:object-count="0"/>
  </office:meta>
</office:document-meta>
</file>